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/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20">
          <table:table-cell table:number-columns-repeated="2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 table:number-columns-repeated="2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4-11-29T13:16:21.510124505</dc:date>
    <meta:editing-duration>PT12M27S</meta:editing-duration>
    <meta:editing-cycles>2</meta:editing-cycles>
    <meta:document-statistic meta:table-count="1" meta:cell-count="30" meta:object-count="0"/>
  </office:meta>
</office:document-meta>
</file>